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0bdab6" officeooo:paragraph-rsid="000bdab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0bdab6" officeooo:paragraph-rsid="000bdab6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normal" officeooo:rsid="000bdab6" officeooo:paragraph-rsid="000bdab6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normal" officeooo:rsid="000c083b" officeooo:paragraph-rsid="000c083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normal" officeooo:rsid="000dd63d" officeooo:paragraph-rsid="000dd63d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normal" officeooo:rsid="000e8d62" officeooo:paragraph-rsid="000e8d62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bold" officeooo:rsid="000bdab6" officeooo:paragraph-rsid="000bdab6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bold" officeooo:rsid="000bdab6" officeooo:paragraph-rsid="000dd63d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Ubuntu" style:text-underline-style="none" fo:font-weight="bold" officeooo:rsid="00118686" officeooo:paragraph-rsid="00118686" style:font-weight-asian="bold" style:font-weight-complex="bold"/>
    </style:style>
    <style:style style:name="T1" style:family="text">
      <style:text-properties officeooo:rsid="000c083b"/>
    </style:style>
    <style:style style:name="T2" style:family="text">
      <style:text-properties officeooo:rsid="000dd63d"/>
    </style:style>
    <style:style style:name="T3" style:family="text">
      <style:text-properties officeooo:rsid="000e8d62"/>
    </style:style>
    <style:style style:name="T4" style:family="text">
      <style:text-properties officeooo:rsid="000f2bec"/>
    </style:style>
    <style:style style:name="T5" style:family="text">
      <style:text-properties officeooo:rsid="00118686"/>
    </style:style>
    <style:style style:name="T6" style:family="text">
      <style:text-properties officeooo:rsid="001325d4"/>
    </style:style>
    <style:style style:name="T7" style:family="text">
      <style:text-properties officeooo:rsid="00144f16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ified Design of a Process for Modernizing Existing Code</text:p>
      <text:p text:style-name="P1"/>
      <text:p text:style-name="P2">Self-written code might be challenging to modernize and rework.</text:p>
      <text:p text:style-name="P2">It becomes extremely harder to do it with legacy code created by other people.</text:p>
      <text:p text:style-name="P2">Application moderni<text:span text:style-name="T6">z</text:span>ation is a complicated process that requires careful planning. </text:p>
      <text:p text:style-name="P2"><text:span text:style-name="T5">There are various strategies to</text:span> truly modernize your applications. <text:span text:style-name="T7">O</text:span>ne <text:span text:style-name="T5">of</text:span> the strategies <text:span text:style-name="T5">will be designed below</text:span>:</text:p>
      <text:p text:style-name="P2"/>
      <text:list xml:id="list1835185597" text:style-name="L2">
        <text:list-item>
          <text:p text:style-name="P9">Containerize the application</text:p>
        </text:list-item>
      </text:list>
      <text:p text:style-name="P2">These are the steps that <text:span text:style-name="T4">would be</text:span> take<text:span text:style-name="T4">n</text:span> to implement this <text:span text:style-name="T5">strategy</text:span>:</text:p>
      <text:p text:style-name="P2"/>
      <text:list xml:id="list2442233163" text:style-name="L1">
        <text:list-item>
          <text:p text:style-name="P7">Check the feasibility of running the code on Linux:</text:p>
          <text:p text:style-name="P3">Running legacy code on a linux machine is possible as the programming languages most legacy code are written in have <text:span text:style-name="T7">L</text:span>inux versions of their compilers/<text:span text:style-name="T1">interpreters</text:span>. </text:p>
          <text:p text:style-name="P4">Download the compiler/interpreter, run a test code to confirm that it works as intended.</text:p>
          <text:p text:style-name="P4"/>
        </text:list-item>
        <text:list-item>
          <text:p text:style-name="P7">Containerizing the code:</text:p>
          <text:p text:style-name="P4">Create a container image that is able to execute the code successfully. Package the code into this image, and complete the creation of the image. </text:p>
          <text:p text:style-name="P4">Run the container image locally to test <text:span text:style-name="T7">if </text:span>it works, and the<text:span text:style-name="T7">n</text:span> push the image to a repository.</text:p>
          <text:p text:style-name="P4"/>
        </text:list-item>
        <text:list-item>
          <text:p text:style-name="P7">Preparing the <text:span text:style-name="T1">cloud</text:span> environment (code and container repositories, shared filesystem, and the OpenShift cluster):</text:p>
          <text:p text:style-name="P4">Using Amazon AWS as an example, Amazon EFS is a simple, serverless, elastic filesystem that makes it easy to set up, scale, and cost-optimize file storage. <text:span text:style-name="T2">We correctly configure Amazon EFS and the kubernetes platform tool (ROSA - Red Hat OpenShift) to successfully interact with one another.</text:span></text:p>
          <text:p text:style-name="P4"/>
        </text:list-item>
        <text:list-item>
          <text:p text:style-name="P8">Deploying the code on <text:span text:style-name="T2">the kubernetes platform tool (</text:span>ROSA<text:span text:style-name="T2">):</text:span></text:p>
          <text:p text:style-name="P5">By inputting the correct configuration in ROSA, we are able to successfully pull the container image from the repository <text:span text:style-name="T3">and launch the application.</text:span></text:p>
          <text:p text:style-name="P5"/>
        </text:list-item>
        <text:list-item>
          <text:p text:style-name="P7">Test the <text:span text:style-name="T4">code</text:span>:</text:p>
          <text:p text:style-name="P6">Confirm that all configurations are correct, then it’s time to test the functionality of the code by giving it a job to perfor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1:32:55.273214313</meta:creation-date>
    <dc:date>2022-11-20T23:09:37.721293301</dc:date>
    <meta:editing-duration>PT53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93" meta:character-count="1820" meta:non-whitespace-character-count="1549"/>
  </office:meta>
</office:document-meta>
</file>